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_1054__1073__1099__1095__1085__1099__1081__32_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054__1073__1099__1095__1085__1099__1081__32_2" style:data-style-name="N0">
      <style:table-cell-properties style:vertical-align="automatic" fo:background-color="transparent"/>
    </style:style>
    <style:style style:name="ce7" style:family="table-cell" style:parent-style-name="_1054__1073__1099__1095__1085__1099__1081__32_2" style:data-style-name="N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054__1073__1099__1095__1085__1099__1081_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="thin solid #000000" fo:background-color="transparent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054__1073__1099__1095__1085__1099__1081_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5.58270833333333cm"/>
    </style:style>
    <style:style style:name="co4" style:family="table-column">
      <style:table-column-properties fo:break-before="auto" style:column-width="6.16479166666667cm"/>
    </style:style>
    <style:style style:name="co5" style:family="table-column">
      <style:table-column-properties fo:break-before="auto" style:column-width="5.63562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51354166666667cm"/>
    </style:style>
    <style:style style:name="ro1" style:family="table-row">
      <style:table-row-properties style:row-height="47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Алексеевский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0"/>
        <table:table-column table:style-name="co6" table:number-columns-repeated="2" table:default-cell-style-name="ce6"/>
        <table:table-column table:style-name="co7" table:default-cell-style-name="ce6"/>
        <table:table-column table:style-name="co6" table:number-columns-repeated="16376" table:default-cell-style-name="ce6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муниципальный район/городской округ</text:p>
          </table:table-cell>
          <table:table-cell office:value-type="string" table:style-name="ce3">
            <text:p>городское/сельское поселение</text:p>
          </table:table-cell>
          <table:table-cell office:value-type="string" table:style-name="ce4">
            <text:p>населенный пункт</text:p>
          </table:table-cell>
          <table:table-cell office:value-type="string" table:style-name="ce3">
            <text:p>наименований элементов улично-дорожной сети<text:s/></text:p>
          </table:table-cell>
          <table:table-cell table:number-columns-repeated="16379" table:style-name="ce6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Березовка</text:p>
          </table:table-cell>
          <table:table-cell office:value-type="string" table:style-name="ce7">
            <text:p>с. Березовка</text:p>
          </table:table-cell>
          <table:table-cell office:value-type="string" table:style-name="ce9">
            <text:p>Квартал-1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" table:style-name="ce7">
            <text:p>2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Березовка</text:p>
          </table:table-cell>
          <table:table-cell office:value-type="string" table:style-name="ce7">
            <text:p>с. Березовка</text:p>
          </table:table-cell>
          <table:table-cell office:value-type="string" table:style-name="ce9">
            <text:p>Квартал-2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Березовка</text:p>
          </table:table-cell>
          <table:table-cell office:value-type="string" table:style-name="ce7">
            <text:p>с. Березовка</text:p>
          </table:table-cell>
          <table:table-cell office:value-type="string" table:style-name="ce9">
            <text:p>ул. Комсомоль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Березовка</text:p>
          </table:table-cell>
          <table:table-cell office:value-type="string" table:style-name="ce7">
            <text:p>с. Березовка</text:p>
          </table:table-cell>
          <table:table-cell office:value-type="string" table:style-name="ce9">
            <text:p>ул. Луг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Березовка</text:p>
          </table:table-cell>
          <table:table-cell office:value-type="string" table:style-name="ce7">
            <text:p>с. Березовка</text:p>
          </table:table-cell>
          <table:table-cell office:value-type="string" table:style-name="ce9">
            <text:p>ул. Поле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Березовка</text:p>
          </table:table-cell>
          <table:table-cell office:value-type="string" table:style-name="ce7">
            <text:p>с. Березовка</text:p>
          </table:table-cell>
          <table:table-cell office:value-type="string" table:style-name="ce9">
            <text:p>ул. Почт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" table:style-name="ce7">
            <text:p>7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Березовка</text:p>
          </table:table-cell>
          <table:table-cell office:value-type="string" table:style-name="ce7">
            <text:p>с. Березовка</text:p>
          </table:table-cell>
          <table:table-cell office:value-type="string" table:style-name="ce9">
            <text:p>ул. 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" table:style-name="ce7">
            <text:p>8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Березовка</text:p>
          </table:table-cell>
          <table:table-cell office:value-type="string" table:style-name="ce7">
            <text:p>с. Березовка</text:p>
          </table:table-cell>
          <table:table-cell office:value-type="string" table:style-name="ce9">
            <text:p>ул. Центр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" table:style-name="ce7">
            <text:p>9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Березовка</text:p>
          </table:table-cell>
          <table:table-cell office:value-type="string" table:style-name="ce7">
            <text:p>с. Березовка</text:p>
          </table:table-cell>
          <table:table-cell office:value-type="string" table:style-name="ce9">
            <text:p>ул. Шк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" table:style-name="ce7">
            <text:p>10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Березовка</text:p>
          </table:table-cell>
          <table:table-cell office:value-type="string" table:style-name="ce7">
            <text:p>с. Березовка</text:p>
          </table:table-cell>
          <table:table-cell office:value-type="string" table:style-name="ce9">
            <text:p>ул. Юбилей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" table:style-name="ce7">
            <text:p>11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Березовка</text:p>
          </table:table-cell>
          <table:table-cell office:value-type="string" table:style-name="ce7">
            <text:p>с. Березовка</text:p>
          </table:table-cell>
          <table:table-cell office:value-type="string" table:style-name="ce9">
            <text:p>ул. Овра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" table:style-name="ce7">
            <text:p>12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Березовка</text:p>
          </table:table-cell>
          <table:table-cell office:value-type="string" table:style-name="ce7">
            <text:p>д. Идея</text:p>
          </table:table-cell>
          <table:table-cell office:value-type="string" table:style-name="ce8">
            <text:p>ул. Овра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" table:style-name="ce7">
            <text:p>13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Березовка</text:p>
          </table:table-cell>
          <table:table-cell office:value-type="string" table:style-name="ce7">
            <text:p>с. Кубань Озеро</text:p>
          </table:table-cell>
          <table:table-cell office:value-type="string" table:style-name="ce9">
            <text:p>ул. Луг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4" table:style-name="ce7">
            <text:p>14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Березовка</text:p>
          </table:table-cell>
          <table:table-cell office:value-type="string" table:style-name="ce7">
            <text:p>с. Кубань Озеро</text:p>
          </table:table-cell>
          <table:table-cell office:value-type="string" table:style-name="ce9">
            <text:p>ул. Центр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5" table:style-name="ce7">
            <text:p>15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Елховка</text:p>
          </table:table-cell>
          <table:table-cell office:value-type="string" table:style-name="ce7">
            <text:p>д. Билькуновка</text:p>
          </table:table-cell>
          <table:table-cell table:style-name="ce8"/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6" table:style-name="ce7">
            <text:p>16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Елховка</text:p>
          </table:table-cell>
          <table:table-cell office:value-type="string" table:style-name="ce7">
            <text:p>п. Вершины</text:p>
          </table:table-cell>
          <table:table-cell table:style-name="ce8"/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7" table:style-name="ce7">
            <text:p>17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Елховка</text:p>
          </table:table-cell>
          <table:table-cell office:value-type="string" table:style-name="ce7">
            <text:p>с. Елховка</text:p>
          </table:table-cell>
          <table:table-cell office:value-type="string" table:style-name="ce8">
            <text:p>ул. Автозавод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8" table:style-name="ce7">
            <text:p>18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Елховка</text:p>
          </table:table-cell>
          <table:table-cell office:value-type="string" table:style-name="ce7">
            <text:p>с. Елховка</text:p>
          </table:table-cell>
          <table:table-cell office:value-type="string" table:style-name="ce8">
            <text:p>ул. Братьев Сухановых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9" table:style-name="ce7">
            <text:p>19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Елховка</text:p>
          </table:table-cell>
          <table:table-cell office:value-type="string" table:style-name="ce7">
            <text:p>с. Елховка</text:p>
          </table:table-cell>
          <table:table-cell office:value-type="string" table:style-name="ce8">
            <text:p>ул. Комсомоль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0" table:style-name="ce7">
            <text:p>20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Елховка</text:p>
          </table:table-cell>
          <table:table-cell office:value-type="string" table:style-name="ce7">
            <text:p>с. Елховка</text:p>
          </table:table-cell>
          <table:table-cell office:value-type="string" table:style-name="ce8">
            <text:p>пер. Комсомольски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1" table:style-name="ce7">
            <text:p>21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Елховка</text:p>
          </table:table-cell>
          <table:table-cell office:value-type="string" table:style-name="ce7">
            <text:p>с. Елховка</text:p>
          </table:table-cell>
          <table:table-cell office:value-type="string" table:style-name="ce8">
            <text:p>ул. Кооператив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2" table:style-name="ce7">
            <text:p>22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Елховка</text:p>
          </table:table-cell>
          <table:table-cell office:value-type="string" table:style-name="ce7">
            <text:p>с. Елховка</text:p>
          </table:table-cell>
          <table:table-cell office:value-type="string" table:style-name="ce8">
            <text:p>ул. Красноармей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3" table:style-name="ce7">
            <text:p>23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Елховка</text:p>
          </table:table-cell>
          <table:table-cell office:value-type="string" table:style-name="ce7">
            <text:p>с. Елховка</text:p>
          </table:table-cell>
          <table:table-cell office:value-type="string" table:style-name="ce8">
            <text:p>ул. Луг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4" table:style-name="ce7">
            <text:p>24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Елховка</text:p>
          </table:table-cell>
          <table:table-cell office:value-type="string" table:style-name="ce7">
            <text:p>с. Елховка</text:p>
          </table:table-cell>
          <table:table-cell office:value-type="string" table:style-name="ce7">
            <text:p>ул. Матвея Заводского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5" table:style-name="ce7">
            <text:p>25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Елховка</text:p>
          </table:table-cell>
          <table:table-cell office:value-type="string" table:style-name="ce7">
            <text:p>с. Елховка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6" table:style-name="ce7">
            <text:p>26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Елховка</text:p>
          </table:table-cell>
          <table:table-cell office:value-type="string" table:style-name="ce7">
            <text:p>с. Елховка</text:p>
          </table:table-cell>
          <table:table-cell office:value-type="string" table:style-name="ce8">
            <text:p>ул. Мост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7" table:style-name="ce7">
            <text:p>27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Елховка</text:p>
          </table:table-cell>
          <table:table-cell office:value-type="string" table:style-name="ce7">
            <text:p>с. Елховка</text:p>
          </table:table-cell>
          <table:table-cell office:value-type="string" table:style-name="ce8">
            <text:p>ул. Набер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8" table:style-name="ce7">
            <text:p>28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Елховка</text:p>
          </table:table-cell>
          <table:table-cell office:value-type="string" table:style-name="ce7">
            <text:p>с. Елховка</text:p>
          </table:table-cell>
          <table:table-cell office:value-type="string" table:style-name="ce8">
            <text:p>ул. Низо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9" table:style-name="ce7">
            <text:p>29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Елховка</text:p>
          </table:table-cell>
          <table:table-cell office:value-type="string" table:style-name="ce7">
            <text:p>с. Елховка</text:p>
          </table:table-cell>
          <table:table-cell office:value-type="string" table:style-name="ce8">
            <text:p>ул. Никити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0" table:style-name="ce7">
            <text:p>30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Елховка</text:p>
          </table:table-cell>
          <table:table-cell office:value-type="string" table:style-name="ce7">
            <text:p>с. Елховка</text:p>
          </table:table-cell>
          <table:table-cell office:value-type="string" table:style-name="ce8">
            <text:p>ул. Пионер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1" table:style-name="ce7">
            <text:p>31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Елховка</text:p>
          </table:table-cell>
          <table:table-cell office:value-type="string" table:style-name="ce7">
            <text:p>с. Елховка</text:p>
          </table:table-cell>
          <table:table-cell office:value-type="string" table:style-name="ce8">
            <text:p>ул. Почт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2" table:style-name="ce7">
            <text:p>32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Елховка</text:p>
          </table:table-cell>
          <table:table-cell office:value-type="string" table:style-name="ce7">
            <text:p>с. Елховка</text:p>
          </table:table-cell>
          <table:table-cell office:value-type="string" table:style-name="ce8">
            <text:p>ул. Совет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3" table:style-name="ce7">
            <text:p>33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Елховка</text:p>
          </table:table-cell>
          <table:table-cell office:value-type="string" table:style-name="ce7">
            <text:p>с. Елховка</text:p>
          </table:table-cell>
          <table:table-cell office:value-type="string" table:style-name="ce8">
            <text:p>пер. Специалистов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4" table:style-name="ce7">
            <text:p>34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Елховка</text:p>
          </table:table-cell>
          <table:table-cell office:value-type="string" table:style-name="ce7">
            <text:p>с. Елховка</text:p>
          </table:table-cell>
          <table:table-cell office:value-type="string" table:style-name="ce8">
            <text:p>ул. Спортив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5" table:style-name="ce7">
            <text:p>35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Елховка</text:p>
          </table:table-cell>
          <table:table-cell office:value-type="string" table:style-name="ce7">
            <text:p>с. Елховка</text:p>
          </table:table-cell>
          <table:table-cell office:value-type="string" table:style-name="ce8">
            <text:p>ул. Шк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6" table:style-name="ce7">
            <text:p>36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Елховка</text:p>
          </table:table-cell>
          <table:table-cell office:value-type="string" table:style-name="ce7">
            <text:p>с. Елховка</text:p>
          </table:table-cell>
          <table:table-cell office:value-type="string" table:style-name="ce7">
            <text:p>ул. Энергетиков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7" table:style-name="ce7">
            <text:p>37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Елховка</text:p>
          </table:table-cell>
          <table:table-cell office:value-type="string" table:style-name="ce7">
            <text:p>п. Кругловка</text:p>
          </table:table-cell>
          <table:table-cell table:style-name="ce8"/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8" table:style-name="ce7">
            <text:p>38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Елховка</text:p>
          </table:table-cell>
          <table:table-cell office:value-type="string" table:style-name="ce7">
            <text:p>с. Пролейка</text:p>
          </table:table-cell>
          <table:table-cell office:value-type="string" table:style-name="ce8">
            <text:p>ул. Лес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9" table:style-name="ce7">
            <text:p>39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Елховка</text:p>
          </table:table-cell>
          <table:table-cell office:value-type="string" table:style-name="ce7">
            <text:p>с. Пролейка</text:p>
          </table:table-cell>
          <table:table-cell office:value-type="string" table:style-name="ce8">
            <text:p>ул. Поле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0" table:style-name="ce7">
            <text:p>40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Елховка</text:p>
          </table:table-cell>
          <table:table-cell office:value-type="string" table:style-name="ce7">
            <text:p>с. Пролейка</text:p>
          </table:table-cell>
          <table:table-cell office:value-type="string" table:style-name="ce8">
            <text:p>ул. Шк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1" table:style-name="ce7">
            <text:p>41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ые Дома</text:p>
          </table:table-cell>
          <table:table-cell office:value-type="string" table:style-name="ce7">
            <text:p>с. Вязовка</text:p>
          </table:table-cell>
          <table:table-cell office:value-type="string" table:style-name="ce8">
            <text:p>ул. Вяз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2" table:style-name="ce7">
            <text:p>42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ые Дома</text:p>
          </table:table-cell>
          <table:table-cell office:value-type="string" table:style-name="ce7">
            <text:p>с. Вязовка</text:p>
          </table:table-cell>
          <table:table-cell office:value-type="string" table:style-name="ce8">
            <text:p>ул. Центр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3" table:style-name="ce7">
            <text:p>43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ые Дома</text:p>
          </table:table-cell>
          <table:table-cell office:value-type="string" table:style-name="ce7">
            <text:p>с. Вязовка</text:p>
          </table:table-cell>
          <table:table-cell office:value-type="string" table:style-name="ce9">
            <text:p>ул. Шоссей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4" table:style-name="ce7">
            <text:p>44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ые Дома</text:p>
          </table:table-cell>
          <table:table-cell office:value-type="string" table:style-name="ce7">
            <text:p>с. Красные Дома</text:p>
          </table:table-cell>
          <table:table-cell office:value-type="string" table:style-name="ce8">
            <text:p>ул. Александро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5" table:style-name="ce7">
            <text:p>45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ые Дома</text:p>
          </table:table-cell>
          <table:table-cell office:value-type="string" table:style-name="ce7">
            <text:p>с. Красные Дома</text:p>
          </table:table-cell>
          <table:table-cell office:value-type="string" table:style-name="ce7">
            <text:p>ул. Ветеранов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6" table:style-name="ce7">
            <text:p>46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ые Дома</text:p>
          </table:table-cell>
          <table:table-cell office:value-type="string" table:style-name="ce7">
            <text:p>с. Красные Дома</text:p>
          </table:table-cell>
          <table:table-cell office:value-type="string" table:style-name="ce7">
            <text:p>ул. Победы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7" table:style-name="ce7">
            <text:p>47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ые Дома</text:p>
          </table:table-cell>
          <table:table-cell office:value-type="string" table:style-name="ce7">
            <text:p>с. Красные Дома</text:p>
          </table:table-cell>
          <table:table-cell office:value-type="string" table:style-name="ce8">
            <text:p>ул. Почт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8" table:style-name="ce7">
            <text:p>48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ые Дома</text:p>
          </table:table-cell>
          <table:table-cell office:value-type="string" table:style-name="ce7">
            <text:p>с. Красные Дома</text:p>
          </table:table-cell>
          <table:table-cell office:value-type="string" table:style-name="ce8">
            <text:p>ул. Рабоч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49" table:style-name="ce7">
            <text:p>49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ые Дома</text:p>
          </table:table-cell>
          <table:table-cell office:value-type="string" table:style-name="ce7">
            <text:p>с. Красные Дома</text:p>
          </table:table-cell>
          <table:table-cell office:value-type="string" table:style-name="ce8">
            <text:p>ул. Рождествен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50" table:style-name="ce7">
            <text:p>50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ые Дома</text:p>
          </table:table-cell>
          <table:table-cell office:value-type="string" table:style-name="ce7">
            <text:p>с. Красные Дома</text:p>
          </table:table-cell>
          <table:table-cell office:value-type="string" table:style-name="ce7">
            <text:p>ул. Свободы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1" table:style-name="ce7">
            <text:p>51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ые Дома</text:p>
          </table:table-cell>
          <table:table-cell office:value-type="string" table:style-name="ce7">
            <text:p>с. Красные Дома</text:p>
          </table:table-cell>
          <table:table-cell office:value-type="string" table:style-name="ce8">
            <text:p>ул. Шк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2" table:style-name="ce7">
            <text:p>52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ые Дома</text:p>
          </table:table-cell>
          <table:table-cell office:value-type="string" table:style-name="ce7">
            <text:p>п. Подсолнечный</text:p>
          </table:table-cell>
          <table:table-cell office:value-type="string" table:style-name="ce8">
            <text:p>ул. Заре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3" table:style-name="ce7">
            <text:p>53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ые Дома</text:p>
          </table:table-cell>
          <table:table-cell office:value-type="string" table:style-name="ce7">
            <text:p>п. Стрела</text:p>
          </table:table-cell>
          <table:table-cell table:style-name="ce8"/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4" table:style-name="ce7">
            <text:p>54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ые Дома</text:p>
          </table:table-cell>
          <table:table-cell office:value-type="string" table:style-name="ce7">
            <text:p>п. Чесноковка</text:p>
          </table:table-cell>
          <table:table-cell office:value-type="string" table:style-name="ce8">
            <text:p>ул. Центр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5" table:style-name="ce7">
            <text:p>55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ые Дома</text:p>
          </table:table-cell>
          <table:table-cell office:value-type="string" table:style-name="ce7">
            <text:p>д. Березовка</text:p>
          </table:table-cell>
          <table:table-cell office:value-type="string" table:style-name="ce8">
            <text:p>ул. Овра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6" table:style-name="ce7">
            <text:p>56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ые Дома</text:p>
          </table:table-cell>
          <table:table-cell office:value-type="string" table:style-name="ce7">
            <text:p>д. Большая Федоровка</text:p>
          </table:table-cell>
          <table:table-cell office:value-type="string" table:style-name="ce8">
            <text:p>ул. Ре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7" table:style-name="ce7">
            <text:p>57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ые Дома</text:p>
          </table:table-cell>
          <table:table-cell office:value-type="string" table:style-name="ce7">
            <text:p>д. Константиновка</text:p>
          </table:table-cell>
          <table:table-cell office:value-type="string" table:style-name="ce8">
            <text:p>ул. Озер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8" table:style-name="ce7">
            <text:p>58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ые Дома</text:p>
          </table:table-cell>
          <table:table-cell office:value-type="string" table:style-name="ce7">
            <text:p>д. Мордвинка</text:p>
          </table:table-cell>
          <table:table-cell office:value-type="string" table:style-name="ce9">
            <text:p>ул. Родник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9" table:style-name="ce7">
            <text:p>59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ые Дома</text:p>
          </table:table-cell>
          <table:table-cell office:value-type="string" table:style-name="ce7">
            <text:p>д. Павловка</text:p>
          </table:table-cell>
          <table:table-cell office:value-type="string" table:style-name="ce8">
            <text:p>ул. Центр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0" table:style-name="ce7">
            <text:p>60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ые Дома</text:p>
          </table:table-cell>
          <table:table-cell office:value-type="string" table:style-name="ce7">
            <text:p>д. Сосновка</text:p>
          </table:table-cell>
          <table:table-cell table:style-name="ce8"/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1" table:style-name="ce7">
            <text:p>61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ые Дома</text:p>
          </table:table-cell>
          <table:table-cell office:value-type="string" table:style-name="ce7">
            <text:p>д. Шабановка</text:p>
          </table:table-cell>
          <table:table-cell office:value-type="string" table:style-name="ce8">
            <text:p>ул. Луг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2" table:style-name="ce7">
            <text:p>62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ое Поселение</text:p>
          </table:table-cell>
          <table:table-cell office:value-type="string" table:style-name="ce7">
            <text:p>с. Красное Поселение</text:p>
          </table:table-cell>
          <table:table-cell office:value-type="string" table:style-name="ce8">
            <text:p>ул. Верхня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3" table:style-name="ce7">
            <text:p>63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ое Поселение</text:p>
          </table:table-cell>
          <table:table-cell office:value-type="string" table:style-name="ce7">
            <text:p>с. Красное Поселение</text:p>
          </table:table-cell>
          <table:table-cell office:value-type="string" table:style-name="ce8">
            <text:p>ул. Да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4" table:style-name="ce7">
            <text:p>64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ое Поселение</text:p>
          </table:table-cell>
          <table:table-cell office:value-type="string" table:style-name="ce7">
            <text:p>с. Красное Поселение</text:p>
          </table:table-cell>
          <table:table-cell office:value-type="string" table:style-name="ce8">
            <text:p>ул. Луг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5" table:style-name="ce7">
            <text:p>65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ое Поселение</text:p>
          </table:table-cell>
          <table:table-cell office:value-type="string" table:style-name="ce7">
            <text:p>с. Красное Поселение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6" table:style-name="ce7">
            <text:p>66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ое Поселение</text:p>
          </table:table-cell>
          <table:table-cell office:value-type="string" table:style-name="ce7">
            <text:p>с. Красное Поселение</text:p>
          </table:table-cell>
          <table:table-cell office:value-type="string" table:style-name="ce8">
            <text:p>ул. Почт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7" table:style-name="ce7">
            <text:p>67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ое Поселение</text:p>
          </table:table-cell>
          <table:table-cell office:value-type="string" table:style-name="ce7">
            <text:p>с. Красное Поселение</text:p>
          </table:table-cell>
          <table:table-cell office:value-type="string" table:style-name="ce8">
            <text:p>ул. Центр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8" table:style-name="ce7">
            <text:p>68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ое Поселение</text:p>
          </table:table-cell>
          <table:table-cell office:value-type="string" table:style-name="ce7">
            <text:p>с. Красное Поселение</text:p>
          </table:table-cell>
          <table:table-cell office:value-type="string" table:style-name="ce8">
            <text:p>ул. Шк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9" table:style-name="ce7">
            <text:p>69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ое Поселение</text:p>
          </table:table-cell>
          <table:table-cell office:value-type="string" table:style-name="ce7">
            <text:p>с. Заболоцкое</text:p>
          </table:table-cell>
          <table:table-cell table:style-name="ce8"/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0" table:style-name="ce7">
            <text:p>70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ое Поселение</text:p>
          </table:table-cell>
          <table:table-cell office:value-type="string" table:style-name="ce7">
            <text:p>с. Петропаловка</text:p>
          </table:table-cell>
          <table:table-cell table:style-name="ce8"/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1" table:style-name="ce7">
            <text:p>71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ое Поселение</text:p>
          </table:table-cell>
          <table:table-cell office:value-type="string" table:style-name="ce7">
            <text:p>п. Елховское Озеро</text:p>
          </table:table-cell>
          <table:table-cell office:value-type="string" table:style-name="ce9">
            <text:p>ул. Рабоч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2" table:style-name="ce7">
            <text:p>72</text:p>
          </table:table-cell>
          <table:table-cell table:style-name="ce7"/>
          <table:table-cell office:value-type="string" table:style-name="ce7">
            <text:p>СП Красное Поселение</text:p>
          </table:table-cell>
          <table:table-cell office:value-type="string" table:style-name="ce7">
            <text:p>п. Елховское Озеро</text:p>
          </table:table-cell>
          <table:table-cell office:value-type="string" table:style-name="ce9">
            <text:p>пер. Северны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3" table:style-name="ce7">
            <text:p>73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ое Поселение</text:p>
          </table:table-cell>
          <table:table-cell office:value-type="string" table:style-name="ce7">
            <text:p>п. Казачий</text:p>
          </table:table-cell>
          <table:table-cell office:value-type="string" table:style-name="ce8">
            <text:p>ул. Доро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4" table:style-name="ce7">
            <text:p>74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ое Поселение</text:p>
          </table:table-cell>
          <table:table-cell office:value-type="string" table:style-name="ce7">
            <text:p>п. Казачий</text:p>
          </table:table-cell>
          <table:table-cell office:value-type="string" table:style-name="ce8">
            <text:p>ул. Заре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5" table:style-name="ce7">
            <text:p>75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ое Поселение</text:p>
          </table:table-cell>
          <table:table-cell office:value-type="string" table:style-name="ce7">
            <text:p>п. Казачий</text:p>
          </table:table-cell>
          <table:table-cell office:value-type="string" table:style-name="ce8">
            <text:p>ул. Хутор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6" table:style-name="ce7">
            <text:p>76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ое Поселение</text:p>
          </table:table-cell>
          <table:table-cell office:value-type="string" table:style-name="ce7">
            <text:p>п. Нижняя Кондурча</text:p>
          </table:table-cell>
          <table:table-cell office:value-type="string" table:style-name="ce8">
            <text:p>ул. Луг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7" table:style-name="ce7">
            <text:p>77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ое Поселение</text:p>
          </table:table-cell>
          <table:table-cell office:value-type="string" table:style-name="ce7">
            <text:p>п. Нижняя Кондурча</text:p>
          </table:table-cell>
          <table:table-cell office:value-type="string" table:style-name="ce8">
            <text:p>ул. Набер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8" table:style-name="ce7">
            <text:p>78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ое Поселение</text:p>
          </table:table-cell>
          <table:table-cell office:value-type="string" table:style-name="ce7">
            <text:p>п. Нижняя Кондурча</text:p>
          </table:table-cell>
          <table:table-cell office:value-type="string" table:style-name="ce8">
            <text:p>ул. Поле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9" table:style-name="ce7">
            <text:p>79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ое Поселение</text:p>
          </table:table-cell>
          <table:table-cell office:value-type="string" table:style-name="ce7">
            <text:p>п. Нижняя Кондурча</text:p>
          </table:table-cell>
          <table:table-cell office:value-type="string" table:style-name="ce8">
            <text:p>ул. 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0" table:style-name="ce7">
            <text:p>80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ое Поселение</text:p>
          </table:table-cell>
          <table:table-cell office:value-type="string" table:style-name="ce7">
            <text:p>п. Нижняя Кондурча</text:p>
          </table:table-cell>
          <table:table-cell office:value-type="string" table:style-name="ce8">
            <text:p>ул. Солне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1" table:style-name="ce7">
            <text:p>81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ое Поселение</text:p>
          </table:table-cell>
          <table:table-cell office:value-type="string" table:style-name="ce7">
            <text:p>п. Нижняя Кондурча</text:p>
          </table:table-cell>
          <table:table-cell office:value-type="string" table:style-name="ce8">
            <text:p>ул. Шк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2" table:style-name="ce7">
            <text:p>82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ое Поселение</text:p>
          </table:table-cell>
          <table:table-cell office:value-type="string" table:style-name="ce7">
            <text:p>п. Солонцовка</text:p>
          </table:table-cell>
          <table:table-cell office:value-type="string" table:style-name="ce8">
            <text:p>ул. Озер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3" table:style-name="ce7">
            <text:p>83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ое Поселение</text:p>
          </table:table-cell>
          <table:table-cell office:value-type="string" table:style-name="ce7">
            <text:p>д. Владимировка</text:p>
          </table:table-cell>
          <table:table-cell office:value-type="string" table:style-name="ce8">
            <text:p>ул. Кооператив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4" table:style-name="ce7">
            <text:p>84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ое Поселение</text:p>
          </table:table-cell>
          <table:table-cell office:value-type="string" table:style-name="ce7">
            <text:p>д. Владимировка</text:p>
          </table:table-cell>
          <table:table-cell office:value-type="string" table:style-name="ce8">
            <text:p>ул. Рождестве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5" table:style-name="ce7">
            <text:p>85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Красное Поселение</text:p>
          </table:table-cell>
          <table:table-cell office:value-type="string" table:style-name="ce7">
            <text:p>д. Троицкая</text:p>
          </table:table-cell>
          <table:table-cell office:value-type="string" table:style-name="ce8">
            <text:p>ул. Ре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6" table:style-name="ce7">
            <text:p>86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Никитинка</text:p>
          </table:table-cell>
          <table:table-cell office:value-type="string" table:style-name="ce7">
            <text:p>д. Горностаевка</text:p>
          </table:table-cell>
          <table:table-cell office:value-type="string" table:style-name="ce8">
            <text:p>ул. Набер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7" table:style-name="ce7">
            <text:p>87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Никитинка</text:p>
          </table:table-cell>
          <table:table-cell office:value-type="string" table:style-name="ce7">
            <text:p>д. Горностаевка</text:p>
          </table:table-cell>
          <table:table-cell office:value-type="string" table:style-name="ce8">
            <text:p>пер. Речно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8" table:style-name="ce7">
            <text:p>88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Никитинка</text:p>
          </table:table-cell>
          <table:table-cell office:value-type="string" table:style-name="ce7">
            <text:p>д. Горностаевка</text:p>
          </table:table-cell>
          <table:table-cell office:value-type="string" table:style-name="ce8">
            <text:p>ул. 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9" table:style-name="ce7">
            <text:p>89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Никитинка</text:p>
          </table:table-cell>
          <table:table-cell office:value-type="string" table:style-name="ce7">
            <text:p>д. Горностаевка</text:p>
          </table:table-cell>
          <table:table-cell office:value-type="string" table:style-name="ce8">
            <text:p>ул. Центр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0" table:style-name="ce7">
            <text:p>90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Никитинка</text:p>
          </table:table-cell>
          <table:table-cell office:value-type="string" table:style-name="ce7">
            <text:p>п. Зеленогорский</text:p>
          </table:table-cell>
          <table:table-cell office:value-type="string" table:style-name="ce8">
            <text:p>ул. Поле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1" table:style-name="ce7">
            <text:p>91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Никитинка</text:p>
          </table:table-cell>
          <table:table-cell office:value-type="string" table:style-name="ce7">
            <text:p>п. Зеленогорский</text:p>
          </table:table-cell>
          <table:table-cell office:value-type="string" table:style-name="ce8">
            <text:p>ул. 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2" table:style-name="ce7">
            <text:p>92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Никитинка</text:p>
          </table:table-cell>
          <table:table-cell office:value-type="string" table:style-name="ce7">
            <text:p>с. Знаменка</text:p>
          </table:table-cell>
          <table:table-cell office:value-type="string" table:style-name="ce8">
            <text:p>ул. Набер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3" table:style-name="ce7">
            <text:p>93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Никитинка</text:p>
          </table:table-cell>
          <table:table-cell office:value-type="string" table:style-name="ce7">
            <text:p>с. Знаменка</text:p>
          </table:table-cell>
          <table:table-cell office:value-type="string" table:style-name="ce8">
            <text:p>ул. Поле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4" table:style-name="ce7">
            <text:p>94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Никитинка</text:p>
          </table:table-cell>
          <table:table-cell office:value-type="string" table:style-name="ce7">
            <text:p>с. Знаменка</text:p>
          </table:table-cell>
          <table:table-cell office:value-type="string" table:style-name="ce8">
            <text:p>ул. Светл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5" table:style-name="ce7">
            <text:p>95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Никитинка</text:p>
          </table:table-cell>
          <table:table-cell office:value-type="string" table:style-name="ce7">
            <text:p>с. Знаменка</text:p>
          </table:table-cell>
          <table:table-cell office:value-type="string" table:style-name="ce8">
            <text:p>ул. Шк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6" table:style-name="ce7">
            <text:p>96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Никитинка</text:p>
          </table:table-cell>
          <table:table-cell office:value-type="string" table:style-name="ce7">
            <text:p>п. Зорьки</text:p>
          </table:table-cell>
          <table:table-cell office:value-type="string" table:style-name="ce8">
            <text:p>ул. Лес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7" table:style-name="ce7">
            <text:p>97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Никитинка</text:p>
          </table:table-cell>
          <table:table-cell office:value-type="string" table:style-name="ce7">
            <text:p>п. Зорьки</text:p>
          </table:table-cell>
          <table:table-cell office:value-type="string" table:style-name="ce8">
            <text:p>ул. Набер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8" table:style-name="ce7">
            <text:p>98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Никитинка</text:p>
          </table:table-cell>
          <table:table-cell office:value-type="string" table:style-name="ce7">
            <text:p>п. Зорьки</text:p>
          </table:table-cell>
          <table:table-cell office:value-type="string" table:style-name="ce8">
            <text:p>ул. Ново-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9" table:style-name="ce7">
            <text:p>99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Никитинка</text:p>
          </table:table-cell>
          <table:table-cell office:value-type="string" table:style-name="ce7">
            <text:p>с. Никитинка</text:p>
          </table:table-cell>
          <table:table-cell office:value-type="string" table:style-name="ce8">
            <text:p>ул. Безымян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0" table:style-name="ce7">
            <text:p>100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Никитинка</text:p>
          </table:table-cell>
          <table:table-cell office:value-type="string" table:style-name="ce7">
            <text:p>с. Никитинка</text:p>
          </table:table-cell>
          <table:table-cell office:value-type="string" table:style-name="ce7">
            <text:p>ул. Мир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1" table:style-name="ce7">
            <text:p>101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Никитинка</text:p>
          </table:table-cell>
          <table:table-cell office:value-type="string" table:style-name="ce7">
            <text:p>с. Никитинка</text:p>
          </table:table-cell>
          <table:table-cell office:value-type="string" table:style-name="ce8">
            <text:p>ул. Набер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2" table:style-name="ce7">
            <text:p>102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Никитинка</text:p>
          </table:table-cell>
          <table:table-cell office:value-type="string" table:style-name="ce7">
            <text:p>с. Никитинка</text:p>
          </table:table-cell>
          <table:table-cell office:value-type="string" table:style-name="ce8">
            <text:p>ул. Никити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3" table:style-name="ce7">
            <text:p>103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Никитинка</text:p>
          </table:table-cell>
          <table:table-cell office:value-type="string" table:style-name="ce7">
            <text:p>с. Никитинка</text:p>
          </table:table-cell>
          <table:table-cell office:value-type="string" table:style-name="ce8">
            <text:p>ул. Н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4" table:style-name="ce7">
            <text:p>104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Никитинка</text:p>
          </table:table-cell>
          <table:table-cell office:value-type="string" table:style-name="ce7">
            <text:p>с. Никитинка</text:p>
          </table:table-cell>
          <table:table-cell office:value-type="string" table:style-name="ce8">
            <text:p>ул. Овра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5" table:style-name="ce7">
            <text:p>105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Никитинка</text:p>
          </table:table-cell>
          <table:table-cell office:value-type="string" table:style-name="ce7">
            <text:p>с. Никитинка</text:p>
          </table:table-cell>
          <table:table-cell office:value-type="string" table:style-name="ce8">
            <text:p>ул. Поле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6" table:style-name="ce7">
            <text:p>106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Никитинка</text:p>
          </table:table-cell>
          <table:table-cell office:value-type="string" table:style-name="ce7">
            <text:p>с. Никитинка</text:p>
          </table:table-cell>
          <table:table-cell office:value-type="string" table:style-name="ce8">
            <text:p>ул. Рабоч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7" table:style-name="ce7">
            <text:p>107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Никитинка</text:p>
          </table:table-cell>
          <table:table-cell office:value-type="string" table:style-name="ce7">
            <text:p>с. Никитинка</text:p>
          </table:table-cell>
          <table:table-cell office:value-type="string" table:style-name="ce8">
            <text:p>ул. 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8" table:style-name="ce7">
            <text:p>108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Никитинка</text:p>
          </table:table-cell>
          <table:table-cell office:value-type="string" table:style-name="ce7">
            <text:p>с. Никитинка</text:p>
          </table:table-cell>
          <table:table-cell office:value-type="string" table:style-name="ce7">
            <text:p>пер. Специалистов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9" table:style-name="ce7">
            <text:p>109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Никитинка</text:p>
          </table:table-cell>
          <table:table-cell office:value-type="string" table:style-name="ce7">
            <text:p>с. Никитинка</text:p>
          </table:table-cell>
          <table:table-cell office:value-type="string" table:style-name="ce8">
            <text:p>ул. Фи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0" table:style-name="ce7">
            <text:p>110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Никитинка</text:p>
          </table:table-cell>
          <table:table-cell office:value-type="string" table:style-name="ce7">
            <text:p>с. Никитинка</text:p>
          </table:table-cell>
          <table:table-cell office:value-type="string" table:style-name="ce8">
            <text:p>ул. Шк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1" table:style-name="ce7">
            <text:p>111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Никитинка</text:p>
          </table:table-cell>
          <table:table-cell office:value-type="string" table:style-name="ce7">
            <text:p>с. Никитинка</text:p>
          </table:table-cell>
          <table:table-cell office:value-type="string" table:style-name="ce8">
            <text:p>ул. Юбилей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2" table:style-name="ce7">
            <text:p>112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Никитинка</text:p>
          </table:table-cell>
          <table:table-cell office:value-type="string" table:style-name="ce7">
            <text:p>с. Никитинка</text:p>
          </table:table-cell>
          <table:table-cell office:value-type="string" table:style-name="ce8">
            <text:p>пер. Юбилейны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3" table:style-name="ce7">
            <text:p>113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Никитинка</text:p>
          </table:table-cell>
          <table:table-cell office:value-type="string" table:style-name="ce7">
            <text:p>с. Тукшум</text:p>
          </table:table-cell>
          <table:table-cell office:value-type="string" table:style-name="ce8">
            <text:p>ул. Кооператив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4" table:style-name="ce7">
            <text:p>114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Никитинка</text:p>
          </table:table-cell>
          <table:table-cell office:value-type="string" table:style-name="ce7">
            <text:p>с. Тукшум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5" table:style-name="ce7">
            <text:p>115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Сухие Аврали</text:p>
          </table:table-cell>
          <table:table-cell office:value-type="string" table:style-name="ce7">
            <text:p>с. Мулловка</text:p>
          </table:table-cell>
          <table:table-cell office:value-type="string" table:style-name="ce8">
            <text:p>ул. Тукшум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6" table:style-name="ce7">
            <text:p>116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Сухие Аврали</text:p>
          </table:table-cell>
          <table:table-cell office:value-type="string" table:style-name="ce7">
            <text:p>с. Мулловка</text:p>
          </table:table-cell>
          <table:table-cell office:value-type="string" table:style-name="ce8">
            <text:p>ул. Верхня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7" table:style-name="ce7">
            <text:p>117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Сухие Аврали</text:p>
          </table:table-cell>
          <table:table-cell office:value-type="string" table:style-name="ce7">
            <text:p>с. Мулловка</text:p>
          </table:table-cell>
          <table:table-cell office:value-type="string" table:style-name="ce8">
            <text:p>ул. Заовра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8" table:style-name="ce7">
            <text:p>118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Сухие Аврали</text:p>
          </table:table-cell>
          <table:table-cell office:value-type="string" table:style-name="ce7">
            <text:p>с. Мулловка</text:p>
          </table:table-cell>
          <table:table-cell office:value-type="string" table:style-name="ce8">
            <text:p>ул. Кооператив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9" table:style-name="ce7">
            <text:p>119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Сухие Аврали</text:p>
          </table:table-cell>
          <table:table-cell office:value-type="string" table:style-name="ce7">
            <text:p>с. Мулловка</text:p>
          </table:table-cell>
          <table:table-cell office:value-type="string" table:style-name="ce8">
            <text:p>ул. Приовра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0" table:style-name="ce7">
            <text:p>120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Сухие Аврали</text:p>
          </table:table-cell>
          <table:table-cell office:value-type="string" table:style-name="ce7">
            <text:p>с. Мулловка</text:p>
          </table:table-cell>
          <table:table-cell office:value-type="string" table:style-name="ce8">
            <text:p>ул. Широ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1" table:style-name="ce7">
            <text:p>121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Сухие Аврали</text:p>
          </table:table-cell>
          <table:table-cell office:value-type="string" table:style-name="ce7">
            <text:p>с. Мулловка</text:p>
          </table:table-cell>
          <table:table-cell office:value-type="string" table:style-name="ce8">
            <text:p>ул. Шк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2" table:style-name="ce7">
            <text:p>122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Сухие Аврали</text:p>
          </table:table-cell>
          <table:table-cell office:value-type="string" table:style-name="ce7">
            <text:p>с. Сухие Аврали</text:p>
          </table:table-cell>
          <table:table-cell office:value-type="string" table:style-name="ce8">
            <text:p>ул. Больни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3" table:style-name="ce7">
            <text:p>123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Сухие Аврали</text:p>
          </table:table-cell>
          <table:table-cell office:value-type="string" table:style-name="ce7">
            <text:p>с. Сухие Аврали</text:p>
          </table:table-cell>
          <table:table-cell office:value-type="string" table:style-name="ce8">
            <text:p>ул. Комсомоль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4" table:style-name="ce7">
            <text:p>124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Сухие Аврали</text:p>
          </table:table-cell>
          <table:table-cell office:value-type="string" table:style-name="ce7">
            <text:p>с. Сухие Аврали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5" table:style-name="ce7">
            <text:p>125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Сухие Аврали</text:p>
          </table:table-cell>
          <table:table-cell office:value-type="string" table:style-name="ce7">
            <text:p>с. Сухие Аврали</text:p>
          </table:table-cell>
          <table:table-cell office:value-type="string" table:style-name="ce8">
            <text:p>ул. Октябрь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6" table:style-name="ce7">
            <text:p>126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Сухие Аврали</text:p>
          </table:table-cell>
          <table:table-cell office:value-type="string" table:style-name="ce7">
            <text:p>с. Сухие Аврали</text:p>
          </table:table-cell>
          <table:table-cell office:value-type="string" table:style-name="ce8">
            <text:p>ул. Партиза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7" table:style-name="ce7">
            <text:p>127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Сухие Аврали</text:p>
          </table:table-cell>
          <table:table-cell office:value-type="string" table:style-name="ce7">
            <text:p>с. Сухие Аврали</text:p>
          </table:table-cell>
          <table:table-cell office:value-type="string" table:style-name="ce8">
            <text:p>ул. Совет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8" table:style-name="ce7">
            <text:p>128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Сухие Аврали</text:p>
          </table:table-cell>
          <table:table-cell office:value-type="string" table:style-name="ce7">
            <text:p>с. Сухие Аврали</text:p>
          </table:table-cell>
          <table:table-cell office:value-type="string" table:style-name="ce8">
            <text:p>ул. Шк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9" table:style-name="ce7">
            <text:p>129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Теплый Стан</text:p>
          </table:table-cell>
          <table:table-cell office:value-type="string" table:style-name="ce7">
            <text:p>с. Борма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0" table:style-name="ce7">
            <text:p>130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Теплый Стан</text:p>
          </table:table-cell>
          <table:table-cell office:value-type="string" table:style-name="ce7">
            <text:p>с. Борма</text:p>
          </table:table-cell>
          <table:table-cell office:value-type="string" table:style-name="ce8">
            <text:p>ул. Шк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1" table:style-name="ce7">
            <text:p>131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Теплый Стан</text:p>
          </table:table-cell>
          <table:table-cell office:value-type="string" table:style-name="ce7">
            <text:p>с. Теплый Стан</text:p>
          </table:table-cell>
          <table:table-cell office:value-type="string" table:style-name="ce8">
            <text:p>ул. Аэродром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2" table:style-name="ce7">
            <text:p>132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Теплый Стан</text:p>
          </table:table-cell>
          <table:table-cell office:value-type="string" table:style-name="ce7">
            <text:p>с. Теплый Стан</text:p>
          </table:table-cell>
          <table:table-cell office:value-type="string" table:style-name="ce8">
            <text:p>ул. Кооператив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3" table:style-name="ce7">
            <text:p>133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Теплый Стан</text:p>
          </table:table-cell>
          <table:table-cell office:value-type="string" table:style-name="ce7">
            <text:p>с. Теплый Стан</text:p>
          </table:table-cell>
          <table:table-cell office:value-type="string" table:style-name="ce8">
            <text:p>ул. Ленинград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4" table:style-name="ce7">
            <text:p>134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Теплый Стан</text:p>
          </table:table-cell>
          <table:table-cell office:value-type="string" table:style-name="ce7">
            <text:p>с. Теплый Стан</text:p>
          </table:table-cell>
          <table:table-cell office:value-type="string" table:style-name="ce8">
            <text:p>ул. Лес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5" table:style-name="ce7">
            <text:p>135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Теплый Стан</text:p>
          </table:table-cell>
          <table:table-cell office:value-type="string" table:style-name="ce7">
            <text:p>с. Теплый Стан</text:p>
          </table:table-cell>
          <table:table-cell office:value-type="string" table:style-name="ce8">
            <text:p>ул. Луг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6" table:style-name="ce7">
            <text:p>136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Теплый Стан</text:p>
          </table:table-cell>
          <table:table-cell office:value-type="string" table:style-name="ce7">
            <text:p>с. Теплый Стан</text:p>
          </table:table-cell>
          <table:table-cell office:value-type="string" table:style-name="ce8">
            <text:p>ул. Мало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7" table:style-name="ce7">
            <text:p>137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Теплый Стан</text:p>
          </table:table-cell>
          <table:table-cell office:value-type="string" table:style-name="ce7">
            <text:p>с. Теплый Стан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8" table:style-name="ce7">
            <text:p>138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Теплый Стан</text:p>
          </table:table-cell>
          <table:table-cell office:value-type="string" table:style-name="ce7">
            <text:p>с. Теплый Стан</text:p>
          </table:table-cell>
          <table:table-cell office:value-type="string" table:style-name="ce8">
            <text:p>ул. Набер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9" table:style-name="ce7">
            <text:p>139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Теплый Стан</text:p>
          </table:table-cell>
          <table:table-cell office:value-type="string" table:style-name="ce7">
            <text:p>с. Теплый Стан</text:p>
          </table:table-cell>
          <table:table-cell office:value-type="string" table:style-name="ce7">
            <text:p>ул. Первая Лини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40" table:style-name="ce7">
            <text:p>140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Теплый Стан</text:p>
          </table:table-cell>
          <table:table-cell office:value-type="string" table:style-name="ce7">
            <text:p>с. Теплый Стан</text:p>
          </table:table-cell>
          <table:table-cell office:value-type="string" table:style-name="ce8">
            <text:p>ул. 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41" table:style-name="ce7">
            <text:p>141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Теплый Стан</text:p>
          </table:table-cell>
          <table:table-cell office:value-type="string" table:style-name="ce7">
            <text:p>с. Теплый Стан</text:p>
          </table:table-cell>
          <table:table-cell office:value-type="string" table:style-name="ce8">
            <text:p>ул. Самарская</text:p>
          </table:table-cell>
          <table:table-cell table:number-columns-repeated="16379" table:style-name="ce6"/>
        </table:table-row>
        <table:table-row table:style-name="ro2">
          <table:table-cell office:value-type="float" office:value="142" table:style-name="ce7">
            <text:p>142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Теплый Стан</text:p>
          </table:table-cell>
          <table:table-cell office:value-type="string" table:style-name="ce7">
            <text:p>с. Теплый Стан</text:p>
          </table:table-cell>
          <table:table-cell office:value-type="string" table:style-name="ce8">
            <text:p>ул. Учительская</text:p>
          </table:table-cell>
          <table:table-cell table:number-columns-repeated="16379" table:style-name="ce6"/>
        </table:table-row>
        <table:table-row table:style-name="ro2">
          <table:table-cell office:value-type="float" office:value="143" table:style-name="ce7">
            <text:p>143</text:p>
          </table:table-cell>
          <table:table-cell office:value-type="string" table:style-name="ce7">
            <text:p>Елховский</text:p>
          </table:table-cell>
          <table:table-cell office:value-type="string" table:style-name="ce7">
            <text:p>СП Теплый Стан</text:p>
          </table:table-cell>
          <table:table-cell office:value-type="string" table:style-name="ce7">
            <text:p>с. Теплый Стан</text:p>
          </table:table-cell>
          <table:table-cell office:value-type="string" table:style-name="ce8">
            <text:p>ул. Школьная</text:p>
          </table:table-cell>
          <table:table-cell table:number-columns-repeated="16379" table:style-name="ce6"/>
        </table:table-row>
        <table:table-row table:number-rows-repeated="104843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style:font-name="Arial" style:font-name-asian="Arial" style:font-name-complex="Arial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style:font-name="Arial" style:font-name-asian="Arial" style:font-name-complex="Arial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CCCC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99"/>
      <style:text-properties fo:color="#FF0000"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FF000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8000" style:font-name="Arial" style:font-name-asian="Arial" style:font-name-complex="Arial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808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style:font-name="Arial" style:font-name-asian="Arial" style:font-name-complex="Arial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54__1073__1099__1095__1085__1099__1081__32_2" style:display-name="Обычный 2" style:family="table-cell" style:data-style-name="N0">
      <style:table-cell-properties style:vertical-align="automatic" fo:background-color="transparent"/>
    </style:style>
    <style:style style:name="_1054__1073__1099__1095__1085__1099__1081__32_3" style:display-name="Обычный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dc:creator>Полотцева Оксана Федоровна</dc:creator>
    <meta:creation-date>2019-06-03T08:41:39Z</meta:creation-date>
    <dc:date>2019-11-21T07:10:20Z</dc:date>
    <meta:print-date>2019-09-03T05:33:55Z</meta:print-date>
    <meta:editing-cycles>7</meta:editing-cycles>
    <meta:editing-duration>PT14029S</meta:editing-duration>
  </office:meta>
</office:document-meta>
</file>